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1.8445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850, 200},">
            <text:p>[8] = {850, 200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/>
          <table:table-cell table:number-columns-repeated="2"/>
          <table:table-cell table:formula="of:=&quot;[&quot;&amp;[.A10]&amp;&quot;] = {&quot;&amp;[.B10]&amp;&quot;, &quot;&amp;[.C10]&amp;&quot;},&quot;" office:value-type="string" office:string-value="[9] = {, },">
            <text:p>[9] = {, 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2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2" table:number-rows-repeated="4">
          <table:table-cell table:style-name="ce2" table:number-columns-repeated="3"/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3/26/2020</text:date>, <text:time>22:3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3-26T22:34:12.77</dc:date>
    <meta:editing-duration>PT3H47M17S</meta:editing-duration>
    <meta:editing-cycles>38</meta:editing-cycles>
    <meta:document-statistic meta:table-count="2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